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61C67B4EEB823005.png" manifest:media-type="image/png"/>
  <manifest:file-entry manifest:full-path="Pictures/1000020100000280000001E020CAB2A3AF73AE94.png" manifest:media-type="image/png"/>
  <manifest:file-entry manifest:full-path="Pictures/1000020100000280000001E00A5DD62F6667698C.png" manifest:media-type="image/png"/>
  <manifest:file-entry manifest:full-path="Pictures/1000020100000280000001E03E1EBBBDB0778D74.png" manifest:media-type="image/png"/>
  <manifest:file-entry manifest:full-path="Pictures/1000020100000280000001E032A4AE2B2D6CE882.png" manifest:media-type="image/png"/>
  <manifest:file-entry manifest:full-path="Pictures/1000020100000280000001E0AE7E312BE943B3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1cm" svg:y="-1.887cm" svg:width="27.852cm" svg:height="20.888cm" draw:z-index="0"><draw:image xlink:href="Pictures/1000020100000280000001E0AE7E312BE943B3D2.png" xlink:type="simple" xlink:show="embed" xlink:actuate="onLoad" loext:mime-type="image/png"/></draw:frame></text:p>
      <text:p text:style-name="Standard"><draw:frame draw:style-name="fr2" draw:name="Image2" text:anchor-type="char" svg:x="-1cm" svg:y="-2cm" svg:width="28.002cm" svg:height="21.001cm" draw:z-index="1"><draw:image xlink:href="Pictures/1000020100000280000001E032A4AE2B2D6CE882.png" xlink:type="simple" xlink:show="embed" xlink:actuate="onLoad" loext:mime-type="image/png"/></draw:frame><text:soft-page-break/></text:p>
      <text:p text:style-name="Standard"><draw:frame draw:style-name="fr2" draw:name="Image3" text:anchor-type="char" svg:x="-1.12cm" svg:y="-2cm" svg:width="28.002cm" svg:height="21.001cm" draw:z-index="2"><draw:image xlink:href="Pictures/1000020100000280000001E03E1EBBBDB0778D74.png" xlink:type="simple" xlink:show="embed" xlink:actuate="onLoad" loext:mime-type="image/png"/></draw:frame><text:soft-page-break/></text:p>
      <text:p text:style-name="Standard"><draw:frame draw:style-name="fr2" draw:name="Image4" text:anchor-type="char" svg:x="-1cm" svg:y="-2cm" svg:width="28cm" svg:height="21.001cm" draw:z-index="3"><draw:image xlink:href="Pictures/1000020100000280000001E020CAB2A3AF73AE94.png" xlink:type="simple" xlink:show="embed" xlink:actuate="onLoad" loext:mime-type="image/png"/></draw:frame><text:soft-page-break/></text:p>
      <text:p text:style-name="Standard"><draw:frame draw:style-name="fr1" draw:name="Image5" text:anchor-type="char" svg:width="28.002cm" svg:height="21.001cm" draw:z-index="4"><draw:image xlink:href="Pictures/1000020100000280000001E061C67B4EEB823005.png" xlink:type="simple" xlink:show="embed" xlink:actuate="onLoad" loext:mime-type="image/png"/></draw:frame><text:soft-page-break/></text:p>
      <text:p text:style-name="Standard"><draw:frame draw:style-name="fr1" draw:name="Image6" text:anchor-type="char" svg:width="27.674cm" svg:height="20.754cm" draw:z-index="5"><draw:image xlink:href="Pictures/1000020100000280000001E00A5DD62F6667698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0-12-19T22:06:22.188434458</dc:date>
    <meta:editing-duration>PT6M3S</meta:editing-duration>
    <meta:editing-cycles>3</meta:editing-cycles>
    <meta:document-statistic meta:table-count="0" meta:image-count="6" meta:object-count="0" meta:page-count="6" meta:paragraph-count="0" meta:word-count="0" meta:character-count="0" meta:non-whitespace-character-count="0"/>
  </office:meta>
</office:document-meta>
</file>